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0pt" style:font-name-asian="Courier New" style:font-size-asian="10pt" style:font-name-complex="Courier New" style:font-size-complex="10pt"/>
    </style:style>
    <style:style style:name="P2" style:family="paragraph" style:parent-style-name="Standard">
      <style:text-properties fo:color="#000000" style:font-name="Times New Roman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" style:family="paragraph" style:parent-style-name="Standard">
      <style:text-properties style:font-name="Times New Roman" fo:font-size="10pt" style:font-size-asian="10pt" style:font-size-complex="10pt"/>
    </style:style>
    <style:style style:name="P4" style:family="paragraph" style:parent-style-name="Standard">
      <style:text-properties style:font-name="Times New Roman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color="#000000" fo:language="en" fo:country="US"/>
    </style:style>
    <style:style style:name="T7" style:family="text">
      <style:text-properties fo:color="#000000" fo:language="en" fo:country="US" fo:font-weight="bold" style:font-weight-asian="bold" style:font-weight-complex="bold"/>
    </style:style>
    <style:style style:name="T8" style:family="text">
      <style:text-properties style:font-name="Times New Roman" fo:language="en" fo:country="US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escription of BodyMech new functions:</text:p>
      <text:p text:style-name="P3"/>
      <text:p text:style-name="P3">(*): useful only for UL GUI.</text:p>
      <text:p text:style-name="P3"/>
      <text:p text:style-name="P3"><text:span text:style-name="T1">AggregateAllPoints</text:span>: *</text:p>
      <text:p text:style-name="P3"/>
      <text:p text:style-name="P1"><text:span text:style-name="T1">AnatomicalFrameDefinition_VECT</text:span>: here every point is passed in as complete matrix <text:s/>containing 3 coordinates data for every frame. In this way, operations like “-” and “cross” can be done only at once without loop. The loop for every frame is only used in the last part by getT, where the 4 x 4 x Nframes matrix is created. Originally, there was a loop for every time frame outside <text:span text:style-name="T2">AnatomicalFrameDefinition_VECT (slower).</text:span></text:p>
      <text:p text:style-name="P2"/>
      <text:p text:style-name="P1"><text:span text:style-name="T1">BMimportULC3D_3_AUTO</text:span><text:span text:style-name="T2">: here marker labels are retrieved directly from BODY.CONTEXT.MarkerLabels instead of being hard-coded in the function itself (more general). The marker labels where inserted in BODY.CONTEXT.MarkerLabels while the parsing the BodyModel files, using the new function PushLabelsToBODY.</text:span></text:p>
      <text:p text:style-name="P2"/>
      <text:p text:style-name="P1"><text:span text:style-name="T1">CalculateClusterKinematics_NO_WB_OPT2</text:span><text:span text:style-name="T2">: here 1) the loop on the number of segment (outer loop) is parametrized on the segment indices in input. 2) the time frame loop is delegated to the function RigidBodyTransformation_VECT_OPT. 3) Waitbars are commented, since in the UL GUI we have our own globsl waitbar. A good update could be add another input called ‘verbose’. If 1, than all the messages to command window and waitbars are shown, otherwise no.</text:span></text:p>
      <text:p text:style-name="P2"/>
      <text:p text:style-name="P1"><text:span text:style-name="T1">CalculateDefaultStickFigure_NO_WB</text:span><text:span text:style-name="T2">: here waitbars are commented.</text:span></text:p>
      <text:p text:style-name="P2"/>
      <text:p text:style-name="P1"><text:span text:style-name="T1">CalculateFunctionalJointCenters</text:span><text:span text:style-name="T2">: this new function is used to calculate functional joint centers. A full description is placed in it.</text:span></text:p>
      <text:p text:style-name="P2"/>
      <text:p text:style-name="P1"><text:span text:style-name="T1">CalculateJointKinematics_OPT3_ADV</text:span><text:span text:style-name="T2">: here 1) the joints on which reference based calculation is perfomed are parametrized on the input iJointsAbs 2) the time frames loop is reduced: there only the input for RotationMatrixToCardanicAngles_VECT is prepared, and the calculations are done in <text:s/>RotationMatrixToCardanicAngles_VECT itself.</text:span></text:p>
      <text:p text:style-name="P2"/>
      <text:p text:style-name="P1"><text:span text:style-name="T1">CalculatePostureRefKinematics_NO_WB</text:span><text:span text:style-name="T2">: here waitbars are commented.</text:span></text:p>
      <text:p text:style-name="P2"/>
      <text:p text:style-name="P1"><text:span text:style-name="T1">CalculateVirtualMarkers_NO_WB</text:span><text:span text:style-name="T2">: here waitbars are commented.</text:span></text:p>
      <text:p text:style-name="P2"/>
      <text:p text:style-name="P1"><text:span text:style-name="T1">DefineLocalClusterFrames_AUTO</text:span><text:span text:style-name="T2">: here the first frame in which all the markers are visible is automatically found (‘automatic’ mode). The previously implemented mode (‘static’) is still available by the way.</text:span></text:p>
      <text:p text:style-name="P2"/>
      <text:p text:style-name="P1"><text:span text:style-name="T1">FindSegmentIndex</text:span><text:span text:style-name="T2">: *</text:span></text:p>
      <text:p text:style-name="P3"/>
      <text:p text:style-name="P1"><text:span text:style-name="T1">GetMarkerNamesFromClusters</text:span>: *</text:p>
      <text:p text:style-name="P1"/>
      <text:p text:style-name="P1"><text:span text:style-name="T1">GetRelevantAngles</text:span>: *</text:p>
      <text:p text:style-name="P1"/>
      <text:p text:style-name="P1"><text:span text:style-name="T1">ghestnew_gert_&lt;left/right&gt;_VECT</text:span>: the loop for every time frame is pushed here instead of having it outside <text:span text:style-name="T2">ghestnew_gert_&lt;left/right&gt;_VECT. The general idea is to push long loops (e.g time frame loops) in the function that is originally in the inner loop. This reduces the computational time, since appearently calling N times a function doing something is worse than calling that function once and letting it do N times something.</text:span></text:p>
      <text:p text:style-name="P1"><text:span text:style-name="T2"/></text:p>
      <text:p text:style-name="P1"><text:span text:style-name="T1">InterpolateMarkerKinematics_ADV</text:span><text:span text:style-name="T2">: here a new method (‘Cubic’) for gap filling is implemented. This method uses a cubic spline to interpolate the gaps, and it is independent from the GCVSPL.dll library, that is valid only for Windows </text:span><text:span text:style-name="T4">XP 32 bit.</text:span></text:p>
      <text:p text:style-name="P1"><text:span text:style-name="T4"/></text:p>
      <text:p text:style-name="P1"><text:span text:style-name="T5">ProbeAnatomy_AUTO</text:span><text:span text:style-name="T4">: here 1) it is possible to use two different type of input data: the absolute path in which all the calibration files are placed, or a structure already containing the data for marker of calibration files. If you choose the first modality, then a prefix needs to be provided; the function will search for every calibration file whose name is “&lt;prefix&gt; + &lt;anatomical landmark as specified in the BodyModel file&gt;”.</text:span></text:p>
      <text:p text:style-name="P1"><text:span text:style-name="T4"/></text:p>
      <text:p text:style-name="P1"><text:span text:style-name="T5">RecordReferencePose_AUTO</text:span><text:span text:style-name="T4">: here the same new functionality of DefineLocalClusterFrames_AUTO is introduced.</text:span></text:p>
      <text:p text:style-name="P1"><text:span text:style-name="T4"/></text:p>
      <text:p text:style-name="P4"><text:span text:style-name="T7">RigidBodyTransformation_VECT_OPT: this function is used by </text:span><text:span text:style-name="T6">CalculateClusterKinematics_NO_WB_OPT2. Here, an attempt to substitute the time frame loop with for any computation is performed. The idea is to put data (of any kind) for a time frame in a cell of a cell-array. The final cell-array will have as many cells as the number of time frames. </text:span><text:soft-page-break/><text:span text:style-name="T6">Then the idea is to call:</text:span></text:p>
      <text:p text:style-name="P4"><text:span text:style-name="T6"/></text:p>
      <text:p text:style-name="P4"><text:span text:style-name="T6">[cell_array_out1, cell_array_out2, ...] = cellfun(@function_to_be_performed_every_timeframe, cell_array_in_1, cell_array_in_2, ... 'UniformOutput', false);</text:span></text:p>
      <text:p text:style-name="P1"><text:span text:style-name="T3"><text:s/></text:span></text:p>
      <text:p text:style-name="P1"><text:span text:style-name="T4">and, with a second time frame loop, put back data from the output cell-arrays to <text:s/>the wanted structure. It has to be tested how much (and in some cases, if) this method is faster than the classical time frame.</text:span></text:p>
      <text:p text:style-name="P2"><text:span text:style-name="T3">RigidBodyTransformation_VECT_OPT2 and RigidBodyTransformation_VECT_OPT3 are alternatives than seems to be slower than RigidBodyTransformation_VECT_OPT by the way.</text:span></text:p>
      <text:p text:style-name="P2"><text:span text:style-name="T3"/></text:p>
      <text:p text:style-name="P2"><text:span text:style-name="T5">RotationMatrixToCardanicAngles_VECT</text:span><text:span text:style-name="T3">: since in this function the only operations are trigonometric functions that can be performed at once on vectors, the time frame loop (originally outside this function) can be deleted</text:span></text:p>
      <text:p text:style-name="P2"><text:span text:style-name="T3"/></text:p>
      <text:p text:style-name="P2"><text:span text:style-name="T5">SetAnglesMeaning</text:span><text:span text:style-name="T3">: *</text:span></text:p>
      <text:p text:style-name="P2"><text:span text:style-name="T3"/></text:p>
      <text:p text:style-name="P2"><text:span text:style-name="T3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2"/></text:p>
      <text:p text:style-name="P1"><text:span text:style-name="T2"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3T09:52:21.35</meta:creation-date>
    <dc:date>2012-07-23T11:44:54.62</dc:date>
    <meta:editing-duration>PT1H51M40S</meta:editing-duration>
    <meta:editing-cycles>30</meta:editing-cycles>
    <meta:generator>LibreOffice/3.4$Win32 LibreOffice_project/340m1$Build-203</meta:generator>
    <meta:document-statistic meta:table-count="0" meta:image-count="0" meta:object-count="0" meta:page-count="2" meta:paragraph-count="26" meta:word-count="640" meta:character-count="4527" meta:non-whitespace-character-count="3908"/>
  </office:meta>
</office:document-meta>
</file>